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1D004FB583C7F95D3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3.203cm" svg:height="12.277cm" draw:z-index="0"><draw:image xlink:href="Pictures/10000201000001F3000001D004FB583C7F95D35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2:09:00.648257009</meta:creation-date>
    <dc:date>2020-10-02T12:09:36.538264125</dc:date>
    <meta:editing-duration>PT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